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83c0" officeooo:paragraph-rsid="000a83c0"/>
    </style:style>
    <style:style style:name="P2" style:family="paragraph" style:parent-style-name="Standard">
      <style:text-properties officeooo:rsid="000ae08a" officeooo:paragraph-rsid="000ae08a"/>
    </style:style>
    <style:style style:name="P3" style:family="paragraph" style:parent-style-name="Standard">
      <style:text-properties officeooo:rsid="000e42f2" officeooo:paragraph-rsid="000e42f2"/>
    </style:style>
    <style:style style:name="P4" style:family="paragraph" style:parent-style-name="Standard">
      <style:text-properties officeooo:rsid="000fb419" officeooo:paragraph-rsid="000fb419"/>
    </style:style>
    <style:style style:name="P5" style:family="paragraph" style:parent-style-name="Standard">
      <style:text-properties officeooo:rsid="00100ffd" officeooo:paragraph-rsid="00100ffd"/>
    </style:style>
    <style:style style:name="T1" style:family="text">
      <style:text-properties officeooo:rsid="000c8c5f"/>
    </style:style>
    <style:style style:name="T2" style:family="text">
      <style:text-properties officeooo:rsid="00100ffd"/>
    </style:style>
    <style:style style:name="T3" style:family="text">
      <style:text-properties officeooo:rsid="001117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e rendu de la séance du 14/12 de l’atelier d’algèbre tropicale :</text:p>
      <text:p text:style-name="P1"/>
      <text:p text:style-name="P1">Paul et Antoine sont malades, nous sommes donc 6 aujourd’hui.</text:p>
      <text:p text:style-name="P1"/>
      <text:p text:style-name="P2">Kathleen a une preuve du fait que le graphe a une composante fortement connexe et que les autres sommets sont des sources, <text:span text:style-name="T1">elle nous a exposé sa preuve.</text:span></text:p>
      <text:p text:style-name="P3">Elle a démontré dans un premier temps que la matrice du mot u est fermée en bas et à droite (c-à-d si M[i,j] n’est pas infini alors tous les coefficients en bas et à droite (au sens large) de (i,j) de M sont non infinis.</text:p>
      <text:p text:style-name="P3">Sa preuve nous a convaincu.</text:p>
      <text:p text:style-name="P3"/>
      <text:p text:style-name="P4">Nous avons cherché une preuve de la borne polynomiale de la transcience.</text:p>
      <text:p text:style-name="P4"/>
      <text:p text:style-name="P4">Les points suivants sont encore à régler :</text:p>
      <text:p text:style-name="P4"><text:tab/>Trouver une expression <text:span text:style-name="T2">de la somme du L vecteur et de R vecteur pour « le millieu », c’est à dire une fois que la transcience du R vecteur et passée, et quand celle du L vecteur n’est pas encore arrivée.</text:span></text:p>
      <text:p text:style-name="P4"><text:tab/><text:span text:style-name="T2">Borner la transcience </text:span><text:span text:style-name="T3">(polynômialement)</text:span><text:span text:style-name="T2">.</text:span></text:p>
      <text:p text:style-name="P5"><text:tab/>Faire des expérimentations pour comprendre le comportement du L vecteur en fonction de notre connaissance du R vecteur <text:span text:style-name="T3">(même période ?, même pente ?...)</text:span>.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4T14:03:15.244000000</meta:creation-date>
    <dc:date>2021-12-14T15:53:50.983000000</dc:date>
    <meta:editing-duration>PT9M4S</meta:editing-duration>
    <meta:editing-cycles>1</meta:editing-cycles>
    <meta:generator>LibreOffice/7.0.2.2$Windows_X86_64 LibreOffice_project/8349ace3c3162073abd90d81fd06dcfb6b36b994</meta:generator>
    <meta:document-statistic meta:table-count="0" meta:image-count="0" meta:object-count="0" meta:page-count="1" meta:paragraph-count="10" meta:word-count="189" meta:character-count="1041" meta:non-whitespace-character-count="859"/>
  </office:meta>
</office:document-meta>
</file>